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2.1957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550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/>
      <style:text-properties fo:color="#1c1c1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  <style:text-properties fo:color="#1c1c1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S.NO.</text:p>
          </table:table-cell>
          <table:table-cell table:style-name="ce1" office:value-type="string">
            <text:p>ISSUE</text:p>
          </table:table-cell>
          <table:table-cell table:style-name="ce1" office:value-type="string">
            <text:p>CHECK ITEM</text:p>
          </table:table-cell>
          <table:table-cell table:style-name="ce1" office:value-type="string">
            <text:p>ISSUE 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VELOPER STATUS</text:p>
          </table:table-cell>
          <table:table-cell table:style-name="ce1" office:value-type="string">
            <text:p>QA REMARKS</text:p>
          </table:table-cell>
          <table:table-cell table:style-name="ce2"/>
          <table:table-cell table:style-name="ce1" office:value-type="string">
            <text:p>Developer Comment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ogin&gt;&gt;login box,when we</text:p>
          </table:table-cell>
          <table:table-cell office:value-type="string">
            <text:p>Login</text:p>
          </table:table-cell>
          <table:table-cell office:value-type="string">
            <text:p>Design</text:p>
          </table:table-cell>
          <table:table-cell office:value-type="string">
            <text:p>Open </text:p>
          </table:table-cell>
          <table:table-cell office:value-type="string">
            <text:p>Not a issue</text:p>
          </table:table-cell>
          <table:table-cell table:number-columns-repeated="2"/>
          <table:table-cell office:value-type="string">
            <text:p>Not able to reproduce</text:p>
          </table:table-cell>
        </table:table-row>
        <table:table-row table:style-name="ro3">
          <table:table-cell/>
          <table:table-cell office:value-type="string">
            <text:p>click on login without any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ext on fields,then a design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sue appears on box 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orgot password not</text:p>
          </table:table-cell>
          <table:table-cell office:value-type="string">
            <text:p>forgot password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office:value-type="string">
            <text:p>Pending</text:p>
          </table:table-cell>
          <table:table-cell table:number-columns-repeated="2"/>
          <table:table-cell office:value-type="string">
            <text:p>Not Implemented yet.</text:p>
          </table:table-cell>
        </table:table-row>
        <table:table-row table:style-name="ro3">
          <table:table-cell/>
          <table:table-cell office:value-type="string">
            <text:p>working 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hile registering a text called</text:p>
          </table:table-cell>
          <table:table-cell office:value-type="string">
            <text:p>request account </text:p>
          </table:table-cell>
          <table:table-cell office:value-type="string">
            <text:p>design issue </text:p>
          </table:table-cell>
          <table:table-cell office:value-type="string">
            <text:p>Open </text:p>
          </table:table-cell>
          <table:table-cell office:value-type="string">
            <text:p>Fixed</text:p>
          </table:table-cell>
          <table:table-cell table:number-columns-repeated="2"/>
          <table:table-cell office:value-type="string">
            <text:p>Done</text:p>
          </table:table-cell>
        </table:table-row>
        <table:table-row table:style-name="ro3">
          <table:table-cell/>
          <table:table-cell office:value-type="string">
            <text:p>Address1 is there but ther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 no space between address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nd 1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ogin&gt;&gt;request account &gt;&gt;</text:p>
          </table:table-cell>
          <table:table-cell office:value-type="string">
            <text:p>request account </text:p>
          </table:table-cell>
          <table:table-cell office:value-type="string">
            <text:p>design issue </text:p>
          </table:table-cell>
          <table:table-cell office:value-type="string">
            <text:p>Open</text:p>
          </table:table-cell>
          <table:table-cell office:value-type="string">
            <text:p>Not a issue</text:p>
          </table:table-cell>
          <table:table-cell table:number-columns-repeated="2"/>
          <table:table-cell office:value-type="string">
            <text:p>Not able to reproduce</text:p>
          </table:table-cell>
        </table:table-row>
        <table:table-row table:style-name="ro3">
          <table:table-cell/>
          <table:table-cell office:value-type="string">
            <text:p>check validations of all the field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hen click on dropdown of the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field state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haracter limit is not set </text:p>
          </table:table-cell>
          <table:table-cell office:value-type="string">
            <text:p>request account 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n the request account modules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Validation issue in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assword and confirm </text:p>
          </table:table-cell>
          <table:table-cell office:value-type="string">
            <text:p>request account 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sword , when we write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assword , then click on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nfirm password it automatically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gives the validation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Filling all the fields and click on</text:p>
          </table:table-cell>
          <table:table-cell office:value-type="string">
            <text:p>request account 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gister an error occurs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ogin(submitter)&gt;&gt;edit project&gt;&gt;</text:p>
          </table:table-cell>
          <table:table-cell office:value-type="string">
            <text:p>edit project</text:p>
          </table:table-cell>
          <table:table-cell office:value-type="string">
            <text:p>design issue </text:p>
          </table:table-cell>
          <table:table-cell office:value-type="string">
            <text:p>Open 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dd attachment and then add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 long comment a design issue 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will appear</text:p>
          </table:table-cell>
          <table:table-cell table:number-columns-repeated="7"/>
        </table:table-row>
        <table:table-row table:style-name="ro3" table:number-rows-repeated="4"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while deleting any project it should</text:p>
          </table:table-cell>
          <table:table-cell office:value-type="string">
            <text:p>Project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sk once that are you sure wanna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lete it 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ogin&gt;&gt;user request dashboard,</text:p>
          </table:table-cell>
          <table:table-cell office:value-type="string">
            <text:p>user request</text:p>
          </table:table-cell>
          <table:table-cell office:value-type="string">
            <text:p>Design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n fields there can be sorting arrows</text:p>
          </table:table-cell>
          <table:table-cell office:value-type="string">
            <text:p>dashboard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ogin&gt;&gt;Edit request&gt;&gt;viewing the</text:p>
          </table:table-cell>
          <table:table-cell office:value-type="string">
            <text:p>edit request</text:p>
          </table:table-cell>
          <table:table-cell office:value-type="string">
            <text:p>Design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ttachement but unable to see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Login&gt;&gt;new request &gt;&gt;zip code no</text:p>
          </table:table-cell>
          <table:table-cell office:value-type="string">
            <text:p>new request</text:p>
          </table:table-cell>
          <table:table-cell office:value-type="string">
            <text:p>functionality</text:p>
          </table:table-cell>
          <table:table-cell office:value-type="string">
            <text:p>Ope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acter limit is set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float" office:value="13">
            <text:p>1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19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18:20</meta:creation-date>
    <dc:date>2018-01-31T19:56:09.03</dc:date>
    <meta:editing-duration>PT10H42M25S</meta:editing-duration>
    <meta:editing-cycles>6</meta:editing-cycles>
    <meta:generator>OpenOffice/4.1.1$Win32 OpenOffice.org_project/411m6$Build-9775</meta:generator>
    <dc:creator>pritam singh</dc:creator>
    <meta:document-statistic meta:table-count="3" meta:cell-count="103" meta:object-count="0"/>
  </office:meta>
</office:document-meta>
</file>